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ambria1" svg:font-family="Cambria" style:font-family-generic="roman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imbusRomNo9L-Regu" svg:font-family="NimbusRomNo9L-Regu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mbria"/>
    </style:style>
    <style:style style:name="P2" style:family="paragraph" style:parent-style-name="Standard">
      <style:paragraph-properties fo:line-height="200%" fo:text-align="start" style:justify-single-word="false"/>
      <style:text-properties style:font-name="Cambri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mbria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200%" fo:text-align="start" style:justify-single-word="false"/>
      <style:text-properties style:font-name="Cambria" fo:font-size="14pt" fo:font-weight="bold" officeooo:paragraph-rsid="0001c40a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200%" fo:text-align="start" style:justify-single-word="false"/>
      <style:text-properties style:font-name="Cambria" fo:font-size="14pt" officeooo:paragraph-rsid="0002a5c4"/>
    </style:style>
    <style:style style:name="P6" style:family="paragraph" style:parent-style-name="Standard">
      <style:paragraph-properties fo:line-height="200%" fo:text-align="start" style:justify-single-word="false"/>
      <style:text-properties fo:color="#009933" style:font-name="Cambria" fo:font-size="14pt" fo:font-weight="bold" officeooo:rsid="0001c40a" officeooo:paragraph-rsid="0001c40a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200%" fo:text-align="start" style:justify-single-word="false"/>
      <style:text-properties fo:color="#009933" style:font-name="Cambria" fo:font-size="14pt" fo:font-weight="bold" officeooo:rsid="0001e23b" officeooo:paragraph-rsid="0001e23b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200%" fo:text-align="start" style:justify-single-word="false"/>
      <style:text-properties fo:color="#000000" style:font-name="Cambria" fo:font-size="14pt" fo:font-weight="bold" officeooo:paragraph-rsid="0001c40a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200%" fo:text-align="start" style:justify-single-word="false"/>
      <style:text-properties fo:color="#000000" style:font-name="Cambria" fo:font-size="14pt" fo:font-weight="bold" officeooo:rsid="0001e23b" officeooo:paragraph-rsid="0001e23b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200%" fo:text-align="start" style:justify-single-word="false"/>
      <style:text-properties fo:color="#000000" style:font-name="Cambria1" fo:font-size="14pt" fo:font-weight="bold" officeooo:rsid="0001e23b" officeooo:paragraph-rsid="0002a5c4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200%" fo:text-align="start" style:justify-single-word="false"/>
      <style:text-properties fo:color="#000000" style:font-name="Cambria1" fo:font-size="14pt" fo:font-weight="bold" officeooo:rsid="0002a5c4" officeooo:paragraph-rsid="0002a5c4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810000" style:font-name="Calibri" fo:font-size="36pt" style:font-size-asian="36pt"/>
    </style:style>
    <style:style style:name="P13" style:family="paragraph" style:parent-style-name="Standard">
      <style:paragraph-properties fo:text-align="center" style:justify-single-word="false"/>
      <style:text-properties fo:color="#810000" style:font-name="Cambria" fo:font-size="36pt" style:font-size-asian="36pt"/>
    </style:style>
    <style:style style:name="P14" style:family="paragraph" style:parent-style-name="Standard">
      <style:paragraph-properties fo:text-align="center" style:justify-single-word="false"/>
      <style:text-properties fo:color="#810000" style:font-name="Cambria" fo:font-size="22pt" style:font-size-asian="22pt"/>
    </style:style>
    <style:style style:name="P15" style:family="paragraph" style:parent-style-name="Standard">
      <style:paragraph-properties fo:line-height="200%" fo:text-align="start" style:justify-single-word="false" fo:padding="0.074cm" fo:border-left="none" fo:border-right="none" fo:border-top="none" fo:border-bottom="0.06pt solid #000000" style:join-border="false"/>
      <style:text-properties fo:color="#000000" style:font-name="Cambria1" fo:font-size="14pt" fo:font-weight="bold" officeooo:rsid="0002a5c4" officeooo:paragraph-rsid="0002a5c4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200%" fo:text-align="start" style:justify-single-word="false"/>
      <style:text-properties fo:color="#00cc00" style:font-name="Cambria1" fo:font-size="14pt" fo:font-weight="bold" officeooo:rsid="0002a5c4" officeooo:paragraph-rsid="0002a5c4" fo:background-color="transparent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200%" fo:text-align="start" style:justify-single-word="false"/>
      <style:text-properties fo:color="#000000" style:font-name="Cambria1" fo:font-size="14pt" fo:font-weight="bold" officeooo:rsid="0001e23b" officeooo:paragraph-rsid="0003abb2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200%" fo:text-align="start" style:justify-single-word="false"/>
      <style:text-properties fo:color="#000000" style:font-name="Cambria1" fo:font-size="14pt" fo:font-weight="bold" officeooo:rsid="0002a5c4" officeooo:paragraph-rsid="0003abb2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200%" fo:text-align="start" style:justify-single-word="false"/>
      <style:text-properties fo:color="#000000" style:font-name="Cambria" fo:font-size="14pt" fo:font-weight="normal" officeooo:rsid="0002a5c4" officeooo:paragraph-rsid="0003abb2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line-height="200%" fo:text-align="start" style:justify-single-word="false"/>
      <style:text-properties style:font-name="Cambria" fo:font-size="14pt" fo:font-weight="bold" officeooo:paragraph-rsid="0003abb2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200%" fo:text-align="start" style:justify-single-word="false" fo:padding="0.074cm" fo:border-left="none" fo:border-right="none" fo:border-top="none" fo:border-bottom="0.06pt solid #000000" style:join-border="false"/>
      <style:text-properties fo:color="#000000" style:font-name="Cambria1" fo:font-size="14pt" fo:font-weight="bold" officeooo:rsid="0002a5c4" officeooo:paragraph-rsid="0003abb2" style:font-size-asian="14pt" style:font-weight-asian="bold" style:font-size-complex="14pt" style:font-weight-complex="bold"/>
    </style:style>
    <style:style style:name="T1" style:family="text">
      <style:text-properties officeooo:rsid="0001c40a"/>
    </style:style>
    <style:style style:name="T2" style:family="text">
      <style:text-properties officeooo:rsid="0002a5c4"/>
    </style:style>
    <style:style style:name="T3" style:family="text">
      <style:text-properties fo:color="#000000" fo:font-weight="bold" officeooo:rsid="0001c40a" style:font-size-asian="14pt" style:font-weight-asian="bold" style:font-size-complex="14pt" style:font-weight-complex="bold"/>
    </style:style>
    <style:style style:name="T4" style:family="text">
      <style:text-properties fo:color="#000000" officeooo:rsid="0002a5c4"/>
    </style:style>
    <style:style style:name="T5" style:family="text">
      <style:text-properties style:font-name="Cambria1" fo:font-weight="bold" style:font-size-asian="14pt" style:font-weight-asian="bold" style:font-size-complex="14pt" style:font-weight-complex="bold"/>
    </style:style>
    <style:style style:name="T6" style:family="text">
      <style:text-properties style:font-name="Cambria1" style:font-size-asian="14pt" style:font-size-complex="14pt"/>
    </style:style>
    <style:style style:name="T7" style:family="text">
      <style:text-properties fo:color="#00cc00"/>
    </style:style>
    <style:style style:name="T8" style:family="text">
      <style:text-properties fo:color="#00cc00" fo:background-color="transparent" loext:char-shading-value="0"/>
    </style:style>
    <style:style style:name="T9" style:family="text">
      <style:text-properties fo:color="#00cc00" officeooo:rsid="0002a5c4" fo:background-color="transparent" loext:char-shading-value="0"/>
    </style:style>
    <style:style style:name="T10" style:family="text">
      <style:text-properties officeooo:rsid="0003abb2"/>
    </style:style>
    <style:style style:name="T11" style:family="text">
      <style:text-properties fo:color="#00cc33" officeooo:rsid="0003ab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3"/>
      <text:p text:style-name="P13"/>
      <text:p text:style-name="P13"/>
      <text:p text:style-name="P13"/>
      <text:p text:style-name="P13"/>
      <text:p text:style-name="P13">CmpE 493</text:p>
      <text:p text:style-name="P13">Information Retrieval</text:p>
      <text:p text:style-name="P14"/>
      <text:p text:style-name="P14">Assignment <text:span text:style-name="T2">2</text:span> Report</text:p>
      <text:p text:style-name="P14">Atakan Arıkan – 201140024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(a) Briefly describe how you performed tokenisation.</text:p>
      <text:p text:style-name="P3"/>
      <text:p text:style-name="P2"><text:tab/>It's a simple tokenizer, splits the given line by whitespace. Then for each token,</text:p>
      <text:p text:style-name="P2">if the token is not convertible to the double, iterates through each character and</text:p>
      <text:p text:style-name="P2">gets rid of the nonword characters. For instance, U.S.A. becomes USA.</text:p>
      <text:p text:style-name="P4">(b) What is the size of your vocabulary?</text:p>
      <text:p text:style-name="P6">&gt; 14832</text:p>
      <text:p text:style-name="P8"><text:span text:style-name="T1">(c) For each word in the vocabulary, compute the sum of the TF-IDF scores of the word </text:span>in all document in the spam training set. List the top 20 words with the highest total TF-IDF scores in the spam training set.</text:p>
      <text:p text:style-name="P7">&gt; 0, money, mail, address, free, business, internet, http, day, 20, remove, com, 100, order, check, site, list, product, report, credit</text:p>
      <text:p text:style-name="P9"><text:span text:style-name="T1">(</text:span>d<text:span text:style-name="T1">) For each word in the vocabulary, compute the sum of the TF-IDF scores of the word </text:span>in all document in the non-spam training set. List the top 20 words with the highest total TF-IDF scores in the non-spam training set.</text:p>
      <text:p text:style-name="P7">&gt; language, university, linguistic, linguist, linguistics, english, department, edu, study, reference, issue, theory, speak, word, student, de, grammar, seem, science, speaker</text:p>
      <text:p text:style-name="P5"><text:span text:style-name="T3">(e) </text:span><text:span text:style-name="T5">Report the precision, recall, and F-measure values of your system for identifying spam email messages. The results for the Rocchio algorithm as well as for kNN with k = 1,3,5,7,9 should be reported in a table.</text:span><text:span text:style-name="T6"> </text:span></text:p>
      <text:p text:style-name="P10"><text:tab/></text:p>
      <text:p text:style-name="P10"/>
      <text:p text:style-name="P10"/>
      <text:p text:style-name="P10"><text:soft-page-break/><text:span text:style-name="T2"><text:tab/></text:span><text:span text:style-name="T9">Rocchio:</text:span></text:p>
      <text:p text:style-name="P10"><text:tab/><text:tab/><text:span text:style-name="T2">TP: 240,</text:span></text:p>
      <text:p text:style-name="P11"><text:tab/><text:tab/>TN: 240,</text:p>
      <text:p text:style-name="P11"><text:tab/><text:tab/>FP: 0,</text:p>
      <text:p text:style-name="P11"><text:tab/><text:tab/>FN: 0</text:p>
      <text:p text:style-name="P11"><text:tab/><text:span text:style-name="T7">Precision:</text:span> 1,</text:p>
      <text:p text:style-name="P11"><text:tab/><text:span text:style-name="T7">Recall:</text:span> 1,</text:p>
      <text:p text:style-name="P15"><text:tab/><text:span text:style-name="T7">F-measure:</text:span> 1</text:p>
      <text:p text:style-name="P11"><text:tab/><text:span text:style-name="T7">1-NN</text:span><text:span text:style-name="T8">:</text:span></text:p>
      <text:p text:style-name="P10"><text:tab/><text:tab/><text:span text:style-name="T2">TP: 240,</text:span></text:p>
      <text:p text:style-name="P11"><text:tab/><text:tab/>TN: 240,</text:p>
      <text:p text:style-name="P11"><text:tab/><text:tab/>FP: 0,</text:p>
      <text:p text:style-name="P11"><text:tab/><text:tab/>FN: 0</text:p>
      <text:p text:style-name="P11"><text:tab/><text:span text:style-name="T7">Precision:</text:span> 1,</text:p>
      <text:p text:style-name="P11"><text:tab/><text:span text:style-name="T7">Recall:</text:span> 1,</text:p>
      <text:p text:style-name="P15"><text:tab/><text:span text:style-name="T7">F-measure:</text:span> 1</text:p>
      <text:p text:style-name="P16"><text:tab/>3-NN:<text:tab/></text:p>
      <text:p text:style-name="P10"><text:tab/><text:tab/><text:span text:style-name="T2">TP: 240,</text:span></text:p>
      <text:p text:style-name="P11"><text:tab/><text:tab/>TN: 240,</text:p>
      <text:p text:style-name="P11"><text:tab/><text:tab/>FP: 0,</text:p>
      <text:p text:style-name="P11"><text:tab/><text:tab/>FN: 0</text:p>
      <text:p text:style-name="P11"><text:tab/></text:p>
      <text:p text:style-name="P11"><text:soft-page-break/><text:span text:style-name="T7"><text:tab/>Precision:</text:span> 1,</text:p>
      <text:p text:style-name="P11"><text:tab/><text:span text:style-name="T7">Recall:</text:span> 1,</text:p>
      <text:p text:style-name="P15"><text:tab/><text:span text:style-name="T7">F-measure:</text:span> 1</text:p>
      <text:p text:style-name="P11"><text:tab/><text:span text:style-name="T7">5-NN</text:span><text:span text:style-name="T8">:</text:span></text:p>
      <text:p text:style-name="P10"><text:tab/><text:tab/><text:span text:style-name="T2">TP: 240,</text:span></text:p>
      <text:p text:style-name="P11"><text:tab/><text:tab/>TN: 235,</text:p>
      <text:p text:style-name="P11"><text:tab/><text:tab/>FP: 5,</text:p>
      <text:p text:style-name="P11"><text:tab/><text:tab/>FN: 0</text:p>
      <text:p text:style-name="P11"><text:tab/><text:span text:style-name="T7">Precision:</text:span> 0.979,</text:p>
      <text:p text:style-name="P11"><text:tab/><text:span text:style-name="T7">Recall:</text:span> 1,</text:p>
      <text:p text:style-name="P15"><text:tab/><text:span text:style-name="T7">F-measure:</text:span> 0.989</text:p>
      <text:p text:style-name="P11"><text:tab/><text:span text:style-name="T7">7-NN</text:span><text:span text:style-name="T8">:</text:span></text:p>
      <text:p text:style-name="P10"><text:tab/><text:tab/><text:span text:style-name="T2">TP: 240,</text:span></text:p>
      <text:p text:style-name="P11"><text:tab/><text:tab/>TN: 235,</text:p>
      <text:p text:style-name="P11"><text:tab/><text:tab/>FP: 5,</text:p>
      <text:p text:style-name="P11"><text:tab/><text:tab/>FN: 0</text:p>
      <text:p text:style-name="P11"><text:tab/><text:span text:style-name="T7">Precision:</text:span> 0.979,</text:p>
      <text:p text:style-name="P11"><text:tab/><text:span text:style-name="T7">Recall:</text:span> 1,</text:p>
      <text:p text:style-name="P21"><text:tab/><text:span text:style-name="T7">F-measure:</text:span> 0.989<text:tab/></text:p>
      <text:p text:style-name="P17"><text:tab/><text:tab/></text:p>
      <text:p text:style-name="P17"/>
      <text:p text:style-name="P17"/>
      <text:p text:style-name="P17"><text:soft-page-break/><text:tab/><text:span text:style-name="T10">9</text:span><text:span text:style-name="T11">-NN:</text:span></text:p>
      <text:p text:style-name="P17"><text:span text:style-name="T2"><text:tab/><text:tab/>TP: 240,</text:span></text:p>
      <text:p text:style-name="P18"><text:tab/><text:tab/>TN: <text:span text:style-name="T10">107</text:span>,</text:p>
      <text:p text:style-name="P18"><text:tab/><text:tab/>FP: <text:span text:style-name="T10">133</text:span>,</text:p>
      <text:p text:style-name="P18"><text:tab/><text:tab/>FN: 0</text:p>
      <text:p text:style-name="P18"><text:tab/><text:span text:style-name="T7">Precision:</text:span> 0.979,</text:p>
      <text:p text:style-name="P18"><text:tab/><text:span text:style-name="T7">Recall:</text:span> 1,</text:p>
      <text:p text:style-name="P21"><text:tab/><text:span text:style-name="T7">F-measure:</text:span> 0.989<text:span text:style-name="T10">133</text:span><text:tab/><text:tab/></text:p>
      <text:p text:style-name="P20"><text:span text:style-name="T4">(f) Compare the results obtained by the kNN and the Rocchio algorithms in a paragraph. </text:span>State which algorithm performs better than the other. Justify your claim.</text:p>
      <text:p text:style-name="P19"><text:tab/><text:span text:style-name="T10">Rocchio is much faster than kNN algorithm since it only considers the centroid. It doesn't calculate the cosine similarity for all the documents in a set. And in my code, it gave the perfect result for spam/legitimate cases. </text:span></text:p>
      <text:p text:style-name="P19"><text:tab/><text:span text:style-name="T10">KNN is more accurate on the paper since it considers each document seperately. <text:s/>However, it relies heavily on the processing power and takes a long time to output results. Also, if we select a small number for "k", we'd be wasting lots of documents. By wasting I mean we calculate the cosine similarity, but we do not consider the result when we're making a decision.</text:span></text:p>
      <text:p text:style-name="P18"/>
      <text:p text:style-name="P18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ambria1" svg:font-family="Cambria" style:font-family-generic="roman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imbusRomNo9L-Regu" svg:font-family="NimbusRomNo9L-Regu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H34M3S</meta:editing-duration>
    <meta:editing-cycles>5</meta:editing-cycles>
    <meta:generator>LibreOffice/4.4.1.2$Windows_x86 LibreOffice_project/45e2de17089c24a1fa810c8f975a7171ba4cd432</meta:generator>
    <dc:date>2015-12-16T01:13:23.930000000</dc:date>
    <meta:document-statistic meta:table-count="0" meta:image-count="0" meta:object-count="0" meta:page-count="5" meta:paragraph-count="69" meta:word-count="446" meta:character-count="2631" meta:non-whitespace-character-count="2164"/>
    <meta:user-defined meta:name="Info 1"/>
    <meta:user-defined meta:name="Info 2"/>
    <meta:user-defined meta:name="Info 3"/>
    <meta:user-defined meta:name="Info 4"/>
  </office:meta>
</office:document-meta>
</file>